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6b8b" officeooo:paragraph-rsid="001f6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1:08:27.817349448</meta:creation-date>
    <dc:date>2016-10-20T21:14:54.440493444</dc:date>
    <meta:editing-duration>PT5M5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